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2.028cm"/>
    </style:style>
    <style:style style:name="co4" style:family="table-column">
      <style:table-column-properties fo:break-before="auto" style:column-width="10.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8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5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Uhrzeit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2">
          <table:table-cell office:value-type="string" calcext:value-type="string">
            <text:p>25.05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Eröffnungskonzert der Internationalen Orgelkonzerte mit Silvius von Kessel und Benedikt Kristjánsson</text:p>
          </table:table-cell>
          <table:table-cell table:style-name="ce6"/>
        </table:table-row>
        <table:table-row table:style-name="ro1">
          <table:table-cell office:value-type="date" office:date-value="2024-06-08" calcext:value-type="date">
            <text:p>08.06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Internationales Orgelkonzert</text:p>
          </table:table-cell>
          <table:table-cell table:style-name="ce6"/>
        </table:table-row>
        <table:table-row table:style-name="ro3">
          <table:table-cell office:value-type="date" office:date-value="2024-06-22" calcext:value-type="date">
            <text:p>22.06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Internationales Orgelkonzert mit Juan de la Rubia (Barcelona)</text:p>
          </table:table-cell>
          <table:table-cell table:style-name="ce6"/>
        </table:table-row>
        <table:table-row table:style-name="ro3">
          <table:table-cell office:value-type="date" office:date-value="2024-06-29" calcext:value-type="date">
            <text:p>29.06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Internationales Orgelkonzert mit Jennifer Chou (Melbourne)</text:p>
          </table:table-cell>
          <table:table-cell table:style-name="ce6"/>
        </table:table-row>
        <table:table-row table:style-name="ro1">
          <table:table-cell office:value-type="date" office:date-value="2024-07-04" calcext:value-type="date">
            <text:p>04.07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Prüfungs-Orgelkonzert (Eszter Szedmàk)</text:p>
          </table:table-cell>
          <table:table-cell/>
        </table:table-row>
        <table:table-row table:style-name="ro1">
          <table:table-cell office:value-type="date" office:date-value="2024-07-06" calcext:value-type="date">
            <text:p>06.07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Internationales Orgelkonzert</text:p>
          </table:table-cell>
          <table:table-cell table:style-name="ce6"/>
        </table:table-row>
        <table:table-row table:style-name="ro1">
          <table:table-cell office:value-type="date" office:date-value="2024-07-11" calcext:value-type="date">
            <text:p>11.07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Prüfungs-Orgelkonzert (Luka Posavec)</text:p>
          </table:table-cell>
          <table:table-cell/>
        </table:table-row>
        <table:table-row table:style-name="ro1">
          <table:table-cell office:value-type="date" office:date-value="2024-07-13" calcext:value-type="date">
            <text:p>13.07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Internationales Orgelkonzert</text:p>
          </table:table-cell>
          <table:table-cell table:style-name="ce6"/>
        </table:table-row>
        <table:table-row table:style-name="ro1">
          <table:table-cell office:value-type="date" office:date-value="2024-08-10" calcext:value-type="date">
            <text:p>10.08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Cruciskirche</text:p>
          </table:table-cell>
          <table:table-cell office:value-type="string" calcext:value-type="string">
            <text:p>Orgelkonzert an historischer Barockorgel</text:p>
          </table:table-cell>
          <table:table-cell/>
        </table:table-row>
        <table:table-row table:style-name="ro1">
          <table:table-cell office:value-type="date" office:date-value="2024-08-17" calcext:value-type="date">
            <text:p>17.08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Cruciskirche</text:p>
          </table:table-cell>
          <table:table-cell office:value-type="string" calcext:value-type="string">
            <text:p>Orgelkonzert an historischer Barockorgel</text:p>
          </table:table-cell>
          <table:table-cell/>
        </table:table-row>
        <table:table-row table:style-name="ro1">
          <table:table-cell office:value-type="date" office:date-value="2024-08-24" calcext:value-type="date">
            <text:p>24.08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Cruciskirche</text:p>
          </table:table-cell>
          <table:table-cell office:value-type="string" calcext:value-type="string">
            <text:p>Orgelkonzert an historischer Barockorgel</text:p>
          </table:table-cell>
          <table:table-cell/>
        </table:table-row>
        <table:table-row table:style-name="ro2">
          <table:table-cell office:value-type="date" office:date-value="2024-09-17" calcext:value-type="date">
            <text:p>17.09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Konzert im Rahmen der Erfurter Kirchenmusiktage: Gregorianischer Choral und Orgel</text:p>
          </table:table-cell>
          <table:table-cell/>
        </table:table-row>
        <table:table-row table:style-name="ro2">
          <table:table-cell office:value-type="date" office:date-value="2024-09-21" calcext:value-type="date">
            <text:p>21.09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Abschlußkonzert der Erfurter Kirchenmusiktage: Anton Bruckner / Messe d-moll</text:p>
          </table:table-cell>
          <table:table-cell/>
        </table:table-row>
        <table:table-row table:style-name="ro2">
          <table:table-cell office:value-type="date" office:date-value="2024-10-05" calcext:value-type="date">
            <text:p>05.10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Orgelkonzert: Hans-Ola Ericsson / Olivier Messiaen: Livre du Saint Sacrement</text:p>
          </table:table-cell>
          <table:table-cell/>
        </table:table-row>
        <table:table-row table:style-name="ro2">
          <table:table-cell office:value-type="date" office:date-value="2024-10-19" calcext:value-type="date">
            <text:p>19.10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Cruciskirche</text:p>
          </table:table-cell>
          <table:table-cell table:style-name="ce6" office:value-type="string" calcext:value-type="string">
            <text:p>Studenten-Orgelkonzert (HfM Weimar) in der Cruciskirche und im Dom (Jonas Dippon)</text:p>
          </table:table-cell>
          <table:table-cell table:style-name="ce6"/>
        </table:table-row>
        <table:table-row table:style-name="ro3">
          <table:table-cell office:value-type="date" office:date-value="2024-12-07" calcext:value-type="date">
            <text:p>07.12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Adventliche Orgelmusik I</text:p>
          </table:table-cell>
          <table:table-cell/>
        </table:table-row>
        <table:table-row table:style-name="ro3">
          <table:table-cell office:value-type="date" office:date-value="2024-12-14" calcext:value-type="date">
            <text:p>14.12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Adventliche Orgelmusik II</text:p>
          </table:table-cell>
          <table:table-cell/>
        </table:table-row>
        <table:table-row table:style-name="ro3">
          <table:table-cell office:value-type="date" office:date-value="2024-03-28" calcext:value-type="date">
            <text:p>28.03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Ölbergstunden, Abschluss gestaltet durch das Ensemble Vocale Erfurt</text:p>
          </table:table-cell>
          <table:table-cell/>
        </table:table-row>
        <table:table-row table:style-name="ro3">
          <table:table-cell office:value-type="date" office:date-value="2024-02-24" calcext:value-type="date">
            <text:p>24.02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ruciskirche</text:p>
          </table:table-cell>
          <table:table-cell table:style-name="ce6" office:value-type="string" calcext:value-type="string">
            <text:p>Hl. Messe mit dem Ensemble Vocale Erfurt</text:p>
          </table:table-cell>
          <table:table-cell/>
        </table:table-row>
        <table:table-row table:style-name="ro1">
          <table:table-cell office:value-type="date" office:date-value="2024-01-07" calcext:value-type="date">
            <text:p>07.01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Konzert Kinder- und Jugendchor (A)</text:p>
          </table:table-cell>
          <table:table-cell/>
        </table:table-row>
        <table:table-row table:style-name="ro1">
          <table:table-cell office:value-type="date" office:date-value="2024-04-13" calcext:value-type="date">
            <text:p>13.04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Nachtkonzert: Vox Luminis &amp; Caroline Shaw</text:p>
          </table:table-cell>
          <table:table-cell/>
        </table:table-row>
        <table:table-row table:style-name="ro1">
          <table:table-cell office:value-type="date" office:date-value="2024-02-11" calcext:value-type="date">
            <text:p>11.02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>
          <table:table-cell office:value-type="date" office:date-value="2024-03-10" calcext:value-type="date">
            <text:p>10.03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>
          <table:table-cell office:value-type="date" office:date-value="2024-03-29" calcext:value-type="date">
            <text:p>29.03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Karfreitagsliturgie mit der Domschola</text:p>
          </table:table-cell>
          <table:table-cell/>
        </table:table-row>
        <table:table-row table:style-name="ro1">
          <table:table-cell office:value-type="date" office:date-value="2024-04-28" calcext:value-type="date">
            <text:p>28.04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>
          <table:table-cell office:value-type="date" office:date-value="2024-05-26" calcext:value-type="date">
            <text:p>26.05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>
          <table:table-cell office:value-type="date" office:date-value="2024-06-30" calcext:value-type="date">
            <text:p>30.06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>
          <table:table-cell office:value-type="date" office:date-value="2024-09-01" calcext:value-type="date">
            <text:p>01.09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>
          <table:table-cell office:value-type="date" office:date-value="2024-10-20" calcext:value-type="date">
            <text:p>20.10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>
          <table:table-cell office:value-type="date" office:date-value="2024-11-17" calcext:value-type="date">
            <text:p>17.11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>
          <table:table-cell office:value-type="date" office:date-value="2024-12-15" calcext:value-type="date">
            <text:p>15.12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>
          <table:table-cell office:value-type="date" office:date-value="2024-03-03" calcext:value-type="date">
            <text:p>03.03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Hochamt mit dem Kinder- und Jugendchor (A)</text:p>
          </table:table-cell>
          <table:table-cell/>
        </table:table-row>
        <table:table-row table:style-name="ro1">
          <table:table-cell office:value-type="date" office:date-value="2024-03-24" calcext:value-type="date">
            <text:p>24.03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Hochamt zu Palmsonntag mit dem Kinder- und Jugendchor (A+B)</text:p>
          </table:table-cell>
          <table:table-cell/>
        </table:table-row>
        <table:table-row table:style-name="ro1">
          <table:table-cell office:value-type="date" office:date-value="2024-04-14" calcext:value-type="date">
            <text:p>14.04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Hochamt mit dem Kinder- und Jugendchor (A)</text:p>
          </table:table-cell>
          <table:table-cell/>
        </table:table-row>
        <table:table-row table:style-name="ro1">
          <table:table-cell office:value-type="date" office:date-value="2024-05-18" calcext:value-type="date">
            <text:p>18.05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Hl. Messe und Priesterweihe mit dem Kinder- und Jugendchor (A)</text:p>
          </table:table-cell>
          <table:table-cell/>
        </table:table-row>
        <table:table-row table:style-name="ro2">
          <table:table-cell office:value-type="date" office:date-value="2024-05-31" calcext:value-type="date">
            <text:p>31.05.2024</text:p>
          </table:table-cell>
          <table:table-cell office:value-type="string" calcext:value-type="string">
            <text:p>18.30</text:p>
          </table:table-cell>
          <table:table-cell office:value-type="string" calcext:value-type="string">
            <text:p>Predigerkirche</text:p>
          </table:table-cell>
          <table:table-cell table:style-name="ce6" office:value-type="string" calcext:value-type="string">
            <text:p>Friedensgebet mit dem Kinder- und Jugendchor und dem Jugendkathedralchor Berlin</text:p>
          </table:table-cell>
          <table:table-cell/>
        </table:table-row>
        <table:table-row table:style-name="ro1">
          <table:table-cell office:value-type="date" office:date-value="2024-06-02" calcext:value-type="date">
            <text:p>02.06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mstufen</text:p>
          </table:table-cell>
          <table:table-cell office:value-type="string" calcext:value-type="string">
            <text:p>Abschlussgottesdienst zum Katholikentag mit dem Kinder- und Jugendchor (A)</text:p>
          </table:table-cell>
          <table:table-cell/>
        </table:table-row>
        <table:table-row table:style-name="ro2">
          <table:table-cell office:value-type="date" office:date-value="2024-06-16" calcext:value-type="date">
            <text:p>16.06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Hochamt mit dem Kinder- und Jugendchor (A), anschl. Schuljahresabschluss im Kreuzgang</text:p>
          </table:table-cell>
          <table:table-cell/>
        </table:table-row>
        <table:table-row table:style-name="ro1">
          <table:table-cell office:value-type="date" office:date-value="2024-06-16" calcext:value-type="date">
            <text:p>16.06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om, Coelicum</text:p>
          </table:table-cell>
          <table:table-cell office:value-type="string" calcext:value-type="string">
            <text:p>Singspiel der Nachwuchschöre am Dom (B+C)</text:p>
          </table:table-cell>
          <table:table-cell/>
        </table:table-row>
        <table:table-row table:style-name="ro1">
          <table:table-cell office:value-type="date" office:date-value="2024-11-24" calcext:value-type="date">
            <text:p>24.11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Hochamt zu Christkönig mit dem Kinder- und Jugendchor (A)</text:p>
          </table:table-cell>
          <table:table-cell/>
        </table:table-row>
        <table:table-row table:style-name="ro1">
          <table:table-cell office:value-type="date" office:date-value="2024-12-01" calcext:value-type="date">
            <text:p>01.12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Hochamt zum 1. Advent mit dem Kinder- und Jugendchor (A+B)</text:p>
          </table:table-cell>
          <table:table-cell/>
        </table:table-row>
        <table:table-row table:style-name="ro1">
          <table:table-cell office:value-type="date" office:date-value="2024-12-22" calcext:value-type="date">
            <text:p>22.12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Hochamt zum 4. Advent mit dem Kinder- und Jugendchor (A)</text:p>
          </table:table-cell>
          <table:table-cell/>
        </table:table-row>
        <table:table-row table:style-name="ro1">
          <table:table-cell office:value-type="date" office:date-value="2025-01-06" calcext:value-type="date">
            <text:p>06.01.20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Pontifikalamt zu Erscheinung des Herrn mit dem Kinder- und Jugendchor (A)</text:p>
          </table:table-cell>
          <table:table-cell/>
        </table:table-row>
        <table:table-row table:style-name="ro1">
          <table:table-cell office:value-type="date" office:date-value="2024-02-25" calcext:value-type="date">
            <text:p>25.02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Hochamt zum 2. Fastensonntag mit dem Domchor</text:p>
          </table:table-cell>
          <table:table-cell/>
        </table:table-row>
        <table:table-row table:style-name="ro1">
          <table:table-cell office:value-type="date" office:date-value="2024-03-22" calcext:value-type="date">
            <text:p>22.03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. Wigbert</text:p>
          </table:table-cell>
          <table:table-cell office:value-type="string" calcext:value-type="string">
            <text:p>Lange Nacht der Hausmusik mit dem Ökum. Holzgebläse</text:p>
          </table:table-cell>
          <table:table-cell/>
        </table:table-row>
        <table:table-row table:style-name="ro1">
          <table:table-cell office:value-type="date" office:date-value="2024-04-13" calcext:value-type="date">
            <text:p>13.04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v. Kirche / Gräfenroda</text:p>
          </table:table-cell>
          <table:table-cell office:value-type="string" calcext:value-type="string">
            <text:p>Vesper mit dem Ökum. Holzgebläse</text:p>
          </table:table-cell>
          <table:table-cell/>
        </table:table-row>
        <table:table-row table:style-name="ro1">
          <table:table-cell office:value-type="date" office:date-value="2024-05-29" calcext:value-type="date">
            <text:p>29.05.2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ufmannskirche</text:p>
          </table:table-cell>
          <table:table-cell office:value-type="string" calcext:value-type="string">
            <text:p>Begegnungsabend zum Katholikentag mit dem Ökum. Holzgebläse</text:p>
          </table:table-cell>
          <table:table-cell/>
        </table:table-row>
        <table:table-row table:style-name="ro1">
          <table:table-cell office:value-type="date" office:date-value="2024-08-25" calcext:value-type="date">
            <text:p>25.08.2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Hl. Messe mit dem Ökum. Holzgebläse</text:p>
          </table:table-cell>
          <table:table-cell/>
        </table:table-row>
        <table:table-row table:style-name="ro1">
          <table:table-cell office:value-type="date" office:date-value="2024-12-08" calcext:value-type="date">
            <text:p>08.12.2024</text:p>
          </table:table-cell>
          <table:table-cell office:value-type="string" calcext:value-type="string">
            <text:p>10.30</text:p>
          </table:table-cell>
          <table:table-cell office:value-type="string" calcext:value-type="string">
            <text:p>St. Wigbert</text:p>
          </table:table-cell>
          <table:table-cell office:value-type="string" calcext:value-type="string">
            <text:p>Hl. Messe mit dem Ökum. Holzgebläse</text:p>
          </table:table-cell>
          <table:table-cell/>
        </table:table-row>
        <table:table-row table:style-name="ro1">
          <table:table-cell office:value-type="date" office:date-value="2024-12-15" calcext:value-type="date">
            <text:p>15.12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RK Senioren- und Pflegeheim</text:p>
          </table:table-cell>
          <table:table-cell office:value-type="string" calcext:value-type="string">
            <text:p>Adventsmusik mit dem Ökum. Holzgebläse (Adresse: Arnstädter Straße 48, Erfurt)</text:p>
          </table:table-cell>
          <table:table-cell/>
        </table:table-row>
        <table:table-row table:style-name="ro1">
          <table:table-cell office:value-type="date" office:date-value="2024-12-24" calcext:value-type="date">
            <text:p>24.12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runnenkirche</text:p>
          </table:table-cell>
          <table:table-cell office:value-type="string" calcext:value-type="string">
            <text:p>Weihnachtsandacht der Caritas Erfurt mit dem Ökum. Holzgebläse</text:p>
          </table:table-cell>
          <table:table-cell/>
        </table:table-row>
        <table:table-row table:style-name="ro1" table:number-rows-repeated="4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6">00.00.0000</text:date>, <text:time style:data-style-name="N2" text:time-value="23:16:49.0233872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30:12.960613818</meta:creation-date>
    <meta:generator>LibreOffice/6.4.7.2$Linux_X86_64 LibreOffice_project/40$Build-2</meta:generator>
    <meta:editing-cycles>0</meta:editing-cycles>
    <meta:editing-duration>P0D</meta:editing-duration>
    <meta:document-statistic meta:table-count="1" meta:cell-count="208" meta:object-count="0"/>
  </office:meta>
</office:document-meta>
</file>